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P2" style:family="paragraph" style:parent-style-name="Standard">
      <style:paragraph-properties fo:margin-top="0cm" fo:margin-bottom="0.353cm" style:contextual-spacing="false" fo:line-height="115%" fo:text-align="justify" style:justify-single-word="false"/>
    </style:style>
    <style:style style:name="P3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Times New Roman" fo:font-size="12pt" fo:font-weight="normal" fo:background-color="transparent" style:font-name-asian="Times New Roman" style:font-name-complex="Times New Roman"/>
    </style:style>
    <style:style style:name="T1" style:family="text">
      <style:text-properties style:use-window-font-color="true" loext:opacity="0%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2" style:family="text">
      <style:text-properties style:use-window-font-color="true" loext:opacity="0%" style:font-name="Times New Roman" fo:font-size="12pt" fo:font-weight="normal" fo:background-color="transparent" loext:char-shading-value="0" style:font-name-asian="Times New Roman" style:font-name-complex="Times New Roman"/>
    </style:style>
    <style:style style:name="T3" style:family="text">
      <style:text-properties officeooo:rsid="001af56c"/>
    </style:style>
    <style:style style:name="T4" style:family="text">
      <style:text-properties style:use-window-font-color="true" loext:opacity="0%" fo:font-family="Calibri" fo:font-size="11pt" fo:font-weight="normal" fo:background-color="transparent" loext:char-shading-value="0" style:font-family-asian="Calibri" style:font-family-complex="Calibr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 dimensões políticas e sociais da educação na Grécia Antiga: Sócrates, Platão e Aristóteles</text:p>
      <text:p text:style-name="P2"><text:span text:style-name="T1"/></text:p>
      <text:p text:style-name="P2"><text:span text:style-name="T1"/></text:p>
      <text:p text:style-name="P2"><text:span text:style-name="T1">Introdução: </text:span><text:span text:style-name="T2">Durante a Grécia Antiga ( Século IV a.c) até aos dias atuais, estamos de frente com as mesmas perguntas: Como se deve educar? Para quem se deve educar? e Para quê que se deve educar. Posto estas questões é normal haver preocupações, relativamente à relação que existe entre aluno-professor; a falta de mudanças no método de ensino- "ensino tradicional" ( o professor à frente dos alunos a explicar a matéria) e a forma de como se deve captar a atenção dos alunos.</text:span></text:p>
      <text:p text:style-name="P2"><text:span text:style-name="T2"/></text:p>
      <text:p text:style-name="P3">Durante este periodo deu-se a igualdade entre a democracia e a educação, ambas levando à liberdade, igualdade/equidade, as mesmas oportunidades para todos e o desenvolvimento do pensamento crítico. Se de certa forma se onseguisse juntar estes aspetos teríamos um futuro mais próspero e responsável.</text:p>
      <text:p text:style-name="P2"><text:span text:style-name="T2"/></text:p>
      <text:p text:style-name="P2"><text:span text:style-name="T2"/></text:p>
      <text:p text:style-name="P3">Dimensões políticas e sociais na Grécia Antiga (como era organizada):</text:p>
      <text:p text:style-name="P3">Ensinar as pessoas era o principal objetivo para os Gregos durante o século IV, mas nem todas as pessoas deveriam ter o mesmo acesso à educação, apenas os cidadãos teriam esse direito direito e privilégio. Era sobretudo ensinada a "Práxis" política, ou seja, falar a palavra publicamente. A sociedade tem uma função formativa- educativa</text:p>
      <text:p text:style-name="P2"><text:span text:style-name="T2"/></text:p>
      <text:p text:style-name="P2"><text:span text:style-name="T2"/></text:p>
      <text:p text:style-name="P3">Sócrates: Influenciou <text:s/>profundamente o pensamento ocidental e, em ultima <text:s/>análise, <text:s/>personagem de outros <text:s/>autores, <text:s/>cujos <text:s/>textos <text:s/>asseguraram <text:s/>sua permanencia na tradição. </text:p>
      <text:p text:style-name="P2"><text:span text:style-name="T2"/></text:p>
      <text:p text:style-name="P3">Método de Sócrates: </text:p>
      <text:p text:style-name="P2"><text:span text:style-name="T2"/></text:p>
      <text:p text:style-name="P2"><text:span text:style-name="T1">1- Ironia “ só sei que nada sei” </text:span><text:span text:style-name="T2">- O que é? :</text:span></text:p>
      <text:p text:style-name="P2"><text:span text:style-name="T2">Num nivel mais geral, podemos definir a ironia de sócrates, como um modo de proceder da personagem <text:s/>Sócrates nas conversas com <text:s/>seus interlocutores. O modo com que procedia consistiria basicamente em dizer algo diferente daquilo que pensava, usando em simultâneo, seja para se desmerecer, seja para elevar os interlocutores que queria refutar. </text:span><text:span text:style-name="T1"/></text:p>
      <text:p text:style-name="P2"><text:span text:style-name="T2"/></text:p>
      <text:p text:style-name="P2"><text:span text:style-name="T1">2- Maiêutica- método pedagógico- </text:span><text:span text:style-name="T2">O que é:</text:span></text:p>
      <text:p text:style-name="P3"><text:soft-page-break/>A Maiêutica surgiu pois, a sua mãe teria sido uma famosa parteira e que ele também partilhava de tal arte, mas não ao parir "um corpo" e sim o conhecimento. “Não que ele queria dizer que havia um nascer constante de novas almas a partir de outras, longe disso. Para o filósofo, os frutos da alma são o saber, e é isso que ele pretende fazer, ajudar jovens a parir o saber que sai de sua alma, pois, segundo Sócrates, é na alma que reside todo o saber pertinente ao ser humano” Tada &amp; Cazavechia (2006). Sócrates defende ainda que se deve ter essa experiência mais de uma vez, devido ao facto de ser preciso ter passado por essa experiência para ajudar outras pessoas. É necessário alguém mais experiente e que já tenha passado por essa fase, dessa forma, consegue ajudar outra pessoa. </text:p>
      <text:p text:style-name="P2"><text:span text:style-name="T2"/></text:p>
      <text:p text:style-name="P2"><text:span text:style-name="T2"/></text:p>
      <text:p text:style-name="P2"><text:span text:style-name="T2"/></text:p>
      <text:p text:style-name="P3">A repúblia de Platão: <text:span text:style-name="T3">aaaaaa</text:span></text:p>
      <text:p text:style-name="P2"><text:span text:style-name="T2"/></text:p>
      <text:p text:style-name="P2"><text:span text:style-name="T2"/></text:p>
      <text:p text:style-name="P3">A educação para Aristóteles:</text:p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10T21:10:46.712583100</dc:date>
    <meta:editing-duration>PT17S</meta:editing-duration>
    <meta:editing-cycles>1</meta:editing-cycles>
    <meta:document-statistic meta:table-count="0" meta:image-count="0" meta:object-count="0" meta:page-count="2" meta:paragraph-count="13" meta:word-count="453" meta:character-count="2735" meta:non-whitespace-character-count="2281"/>
    <meta:generator>LibreOffice/25.8.2.2$Windows_X86_64 LibreOffice_project/d401f2107ccab8f924a8e2df40f573aab7605b6f</meta:generator>
  </office:meta>
</office:document-meta>
</file>